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d788e" officeooo:paragraph-rsid="001d788e"/>
    </style:style>
    <style:style style:name="P2" style:family="paragraph" style:parent-style-name="Standard">
      <style:paragraph-properties fo:line-height="200%"/>
      <style:text-properties officeooo:rsid="001d788e" officeooo:paragraph-rsid="001ebf18"/>
    </style:style>
    <style:style style:name="P3" style:family="paragraph" style:parent-style-name="Standard">
      <style:paragraph-properties fo:line-height="200%"/>
      <style:text-properties officeooo:rsid="001d788e" officeooo:paragraph-rsid="001fd7e4"/>
    </style:style>
    <style:style style:name="P4" style:family="paragraph" style:parent-style-name="Standard">
      <style:paragraph-properties fo:line-height="200%"/>
      <style:text-properties officeooo:rsid="001ebf18" officeooo:paragraph-rsid="001ebf18"/>
    </style:style>
    <style:style style:name="P5" style:family="paragraph" style:parent-style-name="Standard">
      <style:paragraph-properties fo:line-height="200%"/>
      <style:text-properties officeooo:rsid="001fd7e4" officeooo:paragraph-rsid="001fd7e4"/>
    </style:style>
    <style:style style:name="P6" style:family="paragraph" style:parent-style-name="Standard">
      <style:paragraph-properties fo:line-height="200%"/>
      <style:text-properties officeooo:rsid="00206352" officeooo:paragraph-rsid="00206352"/>
    </style:style>
    <style:style style:name="P7" style:family="paragraph" style:parent-style-name="Standard">
      <style:paragraph-properties fo:line-height="200%"/>
      <style:text-properties officeooo:rsid="001d788e" officeooo:paragraph-rsid="001d788e"/>
    </style:style>
    <style:style style:name="P8" style:family="paragraph" style:parent-style-name="Standard">
      <style:paragraph-properties fo:line-height="200%"/>
      <style:text-properties officeooo:rsid="00206352" officeooo:paragraph-rsid="0027feed"/>
    </style:style>
    <style:style style:name="T1" style:family="text">
      <style:text-properties officeooo:rsid="001ebf18"/>
    </style:style>
    <style:style style:name="T2" style:family="text">
      <style:text-properties officeooo:rsid="001fd7e4"/>
    </style:style>
    <style:style style:name="T3" style:family="text">
      <style:text-properties officeooo:rsid="00246b21"/>
    </style:style>
    <style:style style:name="T4" style:family="text">
      <style:text-properties officeooo:rsid="0025b6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Research <text:span text:style-name="T2">Platform</text:span></text:p>
      <text:p text:style-name="P1"/>
      <text:p text:style-name="P1">My initial prototyping was carried out using basic html written in a text editor.</text:p>
      <text:p text:style-name="P2">I undertook a number of online tutorials for the mapping interface from openlayers / google maps / leaflet. I had hoped that this would be sufficiently complex to undertake my project. I started to notice gaps in my work where each of the tutorials were relying on system dependencies which I did not have in place. I researched this and soon found that most professional web mapping developments were based on a html / javascript framework.</text:p>
      <text:p text:style-name="P2">The company I work for use a number of frameworks as standard and I spoke with some of the software engineers and reduced my list of options to two standard frameworks in <text:span text:style-name="T1">predominant </text:span>use in the office. This made sense as I would have access to professional software engineers on a daily basis and any questions I might have could be answered immediately and not require extensive research.</text:p>
      <text:p text:style-name="P2">The choice <text:span text:style-name="T1">to be made</text:span> was between Django and Node.js.</text:p>
      <text:p text:style-name="P3"/>
      <text:p text:style-name="P3">Django ha<text:span text:style-name="T1">s</text:span> wide support community and c<text:span text:style-name="T1">omes</text:span> with a<text:span text:style-name="T1">n</text:span> extensive range of <text:span text:style-name="T1">ready to go </text:span>bolt-on </text:p>
      <text:p text:style-name="P3">libraries which seemed to cover all the elements I wished to implement in my project. Django required <text:span text:style-name="T1">some </text:span>configuration <text:span text:style-name="T1">and planning </text:span>at the <text:span text:style-name="T1">start</text:span> to begin my project correctly <text:span text:style-name="T1">which I was assured would be covered by one of the numerous online courses freely available. Server side calculations and functions would be carried out using python which might prove beneficial to me in the long term as my office used python extensively.</text:span></text:p>
      <text:p text:style-name="P4"/>
      <text:p text:style-name="P4">Node.js was a less well supported but somewhat lighter weight approach. I was warned that some of the elements I has discussed would require my writing javascript functions myself as the community support was not in place as in Django. I am not adept at writing javascript programs apart from some smaller <text:span text:style-name="T2">functions</text:span> adapted from online tutorials.</text:p>
      <text:p text:style-name="P5"><text:soft-page-break/>There was a positive element to using node, the server and the application would use the same language, both javascript client and serve side. The objects I would be using by default would be JSON, particularly useful for web APIs.<text:span text:style-name="T1"><text:line-break/></text:span></text:p>
      <text:p text:style-name="P4">I felt th<text:span text:style-name="T2">e arguments pushing for either choice over another contained a </text:span>certain element of religious belief. <text:span text:style-name="T2">I found it difficult to find an unbiased piece of research to help me choose. Part of the issue I now understand having carried out development using both is that I was comparing apples and oranges. They can both be used to deliver on the surface all of the requirements for my project, however, both capabilities and approaches are entirely different.</text:span></text:p>
      <text:p text:style-name="P4"/>
      <text:p text:style-name="P6"><text:span text:style-name="T3">I chose to develop my application using Django. I enrolled on an online course for python, bought the associated book and began a course on Django development alongside. </text:span>I developed the second prototype for my project using Django. A decision biased by the software engineers I work alongside. I did reach a point where I wasn't entirely sure how to change a piece of text on one of the pages I had written, having carried out a number of builds and revisions locally. <text:span text:style-name="T3">I asked for help, which was immediately given, but I still didn't understand where I was going wrong.</text:span></text:p>
      <text:p text:style-name="P6">I felt that I did not really understand the project and could not draw on a piece of paper, where all of the elements were stored. I was drowning in code. I pulled back from writing code and went back to drawing diagrams of the workflows for my application.</text:p>
      <text:p text:style-name="P6">After a prolonged period of frustration with Django <text:span text:style-name="T3">I decided to take a small detour and try Node.js . </text:span>I enrolled on a free online course for writing Node.js. Within minutes I had a running server, within a few days I had gotten myself to the same stage as I was after weeks of Django. Whilst I accept that many of the decisions <text:span text:style-name="T3">made during my initial </text:span>develop<text:span text:style-name="T3">ment of</text:span> my application had been made for the Django prototype and I could simply replicate them, I did find Node.js to be more flexible.</text:p>
      <text:p text:style-name="P6">I started a new repository and began again, <text:span text:style-name="T4">after </text:span>almost 6 months <text:span text:style-name="T3">of hit and miss</text:span> development.</text:p>
      <text:p text:style-name="P8"><text:soft-page-break/>Within one month I was in the same place as I had been before I restarted but I understood where everything lived and could change elements of the site comfortably. <text:span text:style-name="T4"><text:s/></text:span></text:p>
      <text:p text:style-name="P8"><text:span text:style-name="T4">The indoctrination was complete,</text:span> <text:span text:style-name="T4">Django was now the devil, all praise beautiful Node.js. (until something easier comes along)</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5:36:01.503000000</meta:creation-date>
    <dc:date>2015-12-30T22:57:57.337000000</dc:date>
    <meta:editing-duration>PT4H16M37S</meta:editing-duration>
    <meta:editing-cycles>5</meta:editing-cycles>
    <meta:generator>LibreOffice/4.4.6.3$Windows_x86 LibreOffice_project/e8938fd3328e95dcf59dd64e7facd2c7d67c704d</meta:generator>
    <meta:document-statistic meta:table-count="0" meta:image-count="0" meta:object-count="0" meta:page-count="3" meta:paragraph-count="16" meta:word-count="741" meta:character-count="4254" meta:non-whitespace-character-count="3525"/>
  </office:meta>
</office:document-meta>
</file>